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7" table:number-columns-repeated="16380"/>
        </table:table-row>
        <table:table-row table:style-name="ro2" table:number-rows-repeated="1048456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00/00/00</text:date>, <text:time style:data-style-name="N2" text:time-value="17:44:59.38832204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9-10T17:47:00.696219960</dc:date>
    <meta:editing-duration>PT19H56M25S</meta:editing-duration>
    <meta:editing-cycles>256</meta:editing-cycles>
    <meta:document-statistic meta:table-count="1" meta:cell-count="476" meta:object-count="0"/>
  </office:meta>
</office:document-meta>
</file>